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4pt"/>
    </style:style>
    <style:style style:name="co2" style:family="table-column">
      <style:table-column-properties fo:break-before="auto" style:column-width="33.45pt"/>
    </style:style>
    <style:style style:name="co3" style:family="table-column">
      <style:table-column-properties fo:break-before="auto" style:column-width="35.35pt"/>
    </style:style>
    <style:style style:name="co4" style:family="table-column">
      <style:table-column-properties fo:break-before="auto" style:column-width="238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82.6pt"/>
    </style:style>
    <style:style style:name="co7" style:family="table-column">
      <style:table-column-properties fo:break-before="auto" style:column-width="65.2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2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ext-properties style:font-name="Ubuntu Mono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Ubuntu Mono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Ubuntu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Ubuntu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Ubuntu Mono"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Ubuntu Mono"/>
    </style:style>
    <style:style style:name="ce7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pt"/>
      <style:text-properties style:font-name="Ubuntu Mono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Ubuntu Mono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Ubuntu Mono"/>
    </style:style>
    <style:style style:name="ce10" style:family="table-cell" style:parent-style-name="Default">
      <style:table-cell-properties fo:border-bottom="0.06pt solid #000000" fo:background-color="#cc66ff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Ubuntu Mono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Ubuntu Mono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Ubuntu Mono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Ubuntu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 Mono"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Ubuntu Mono"/>
    </style:style>
    <style:style style:name="ce16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Ubuntu Mono"/>
    </style:style>
    <style:style style:name="ce17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style:font-name="Ubuntu Mono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Ubuntu Mono"/>
    </style:style>
    <style:style style:name="ce19" style:family="table-cell" style:parent-style-name="Default">
      <style:table-cell-properties fo:border-bottom="0.06pt solid #000000" fo:background-color="#cc66ff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Ubuntu Mono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 Mono"/>
    </style:style>
    <style:style style:name="ce21" style:family="table-cell" style:parent-style-name="Default" style:data-style-name="N100">
      <style:table-cell-properties style:text-align-source="fix" style:repeat-content="false" fo:border="none"/>
      <style:paragraph-properties fo:text-align="end" fo:margin-left="0pt"/>
      <style:text-properties style:font-name="Ubuntu Mono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border="none"/>
      <style:paragraph-properties fo:text-align="end" fo:margin-left="0pt"/>
      <style:text-properties style:font-name="Ubuntu"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Ubuntu Mono"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Ubuntu Mono"/>
    </style:style>
    <style:style style:name="ce25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pt"/>
      <style:text-properties style:font-name="Ubuntu Mono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Ubuntu Mono"/>
    </style:style>
    <style:style style:name="ce27" style:family="table-cell" style:parent-style-name="Default" style:data-style-name="N100">
      <style:table-cell-properties fo:border-bottom="0.06pt solid #000000" fo:background-color="#cc66ff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Ubuntu Mono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Ubuntu Mono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Ubuntu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Ubuntu Mono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Ubuntu Mono"/>
    </style:style>
    <style:style style:name="ce32" style:family="table-cell" style:parent-style-name="Default" style:data-style-name="N100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Ubuntu Mono"/>
    </style:style>
    <style:style style:name="ce33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Ubuntu Mono"/>
    </style:style>
    <style:style style:name="ce34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end" fo:margin-left="0pt"/>
      <style:text-properties style:font-name="Ubuntu Mono"/>
    </style:style>
    <style:style style:name="ce35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Ubuntu Mono"/>
    </style:style>
    <style:style style:name="ce36" style:family="table-cell" style:parent-style-name="Default" style:data-style-name="N100">
      <style:table-cell-properties fo:border-bottom="0.06pt solid #000000" fo:background-color="#cc66ff" style:text-align-source="fix" style:repeat-content="false" fo:border-left="0.06pt solid #000000" fo:border-right="0.06pt solid #000000" fo:border-top="none" style:vertical-align="middle"/>
      <style:paragraph-properties fo:text-align="end" fo:margin-left="0pt"/>
      <style:text-properties style:font-name="Ubuntu Mono"/>
    </style:style>
    <style:style style:name="ce3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10.01pt"/>
      <style:text-properties style:font-name="Ubuntu Mono" fo:font-weight="bold" style:font-weight-asian="bold" style:font-weight-complex="bold"/>
    </style:style>
    <style:style style:name="ce38" style:family="table-cell" style:parent-style-name="Default" style:data-style-name="N100">
      <style:table-cell-properties fo:background-color="#66ccff" style:text-align-source="fix" style:repeat-content="false" fo:border="none"/>
      <style:paragraph-properties fo:text-align="end" fo:margin-left="0pt"/>
      <style:text-properties style:font-name="Ubuntu Mono"/>
    </style:style>
    <style:style style:name="ce39" style:family="table-cell" style:parent-style-name="Default" style:data-style-name="N100">
      <style:table-cell-properties fo:border-bottom="0.06pt solid #000000" fo:background-color="#ff9999" style:text-align-source="fix" style:repeat-content="false" fo:border-left="none" fo:border-right="none" fo:border-top="0.06pt solid #000000"/>
      <style:paragraph-properties fo:text-align="end" fo:margin-left="0pt"/>
      <style:text-properties style:font-name="Ubuntu Mono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pt"/>
      <style:text-properties style:font-name="Ubuntu Mono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order="none"/>
      <style:paragraph-properties fo:text-align="end" fo:margin-left="0pt"/>
      <style:text-properties style:font-name="Ubuntu Mono"/>
    </style:style>
    <style:style style:name="ce4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Ubuntu Mono"/>
    </style:style>
    <style:style style:name="ce43" style:family="table-cell" style:parent-style-name="Default" style:data-style-name="N100">
      <style:table-cell-properties fo:border-bottom="0.06pt solid #000000" fo:background-color="#cc66ff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font-name="Ubuntu Mono" fo:font-weight="normal" style:font-weight-asian="normal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pt"/>
      <style:text-properties style:font-name="Ubuntu Mono" fo:font-weight="bold" style:font-weight-asian="bold" style:font-weight-complex="bold"/>
    </style:style>
    <style:style style:name="ce45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pt"/>
      <style:text-properties style:font-name="Ubuntu Mono"/>
    </style:style>
    <style:style style:name="ce46" style:family="table-cell" style:parent-style-name="Default" style:data-style-name="N100">
      <style:table-cell-properties fo:background-color="#c0c0c0" style:diagonal-tl-br="none" style:text-align-source="fix" style:repeat-content="false" fo:border="0.06pt solid #000000"/>
      <style:paragraph-properties fo:text-align="end" fo:margin-left="0pt"/>
      <style:text-properties style:font-name="Ubuntu Mono" style:text-underline-style="none"/>
    </style:style>
    <style:style style:name="ce47" style:family="table-cell" style:parent-style-name="Default" style:data-style-name="N100">
      <style:table-cell-properties fo:border-bottom="none" fo:background-color="#c0c0c0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Ubuntu Mono"/>
    </style:style>
    <style:style style:name="ce48" style:family="table-cell" style:parent-style-name="Default" style:data-style-name="N61">
      <style:table-cell-properties fo:border-bottom="none" fo:background-color="#c0c0c0" fo:border-left="0.06pt solid #000000" fo:border-right="0.06pt solid #000000" fo:border-top="none"/>
      <style:text-properties style:font-name="Ubuntu Mono"/>
    </style:style>
    <style:style style:name="ce49" style:family="table-cell" style:parent-style-name="Default" style:data-style-name="N61">
      <style:table-cell-properties fo:border-bottom="0.06pt solid #000000" fo:background-color="#c0c0c0" fo:border-left="0.06pt solid #000000" fo:border-right="0.06pt solid #000000" fo:border-top="none"/>
      <style:text-properties style:font-name="Ubuntu Mono"/>
    </style:style>
    <style:style style:name="ce50" style:family="table-cell" style:parent-style-name="Default">
      <style:text-properties style:font-name="Ubuntu"/>
    </style:style>
    <style:style style:name="ce51" style:family="table-cell" style:parent-style-name="Default" style:data-style-name="N123">
      <style:text-properties style:font-name="Ubuntu Mono"/>
    </style:style>
  </office:automatic-styles>
  <office:body>
    <office:spreadsheet>
      <table:calculation-settings table:automatic-find-labels="false"/>
      <table:table table:name="Sugarchain Halving Schedule" table:style-name="ta1">
        <table:table-column table:style-name="co1" table:default-cell-style-name="ce1"/>
        <table:table-column table:style-name="co2" table:default-cell-style-name="ce11"/>
        <table:table-column table:style-name="co3" table:default-cell-style-name="ce20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1" table:default-cell-style-name="ce1"/>
        <table:table-column table:style-name="co8" table:number-columns-repeated="1016" table:default-cell-style-name="ce1"/>
        <table:table-row table:style-name="ro1">
          <table:table-cell/>
          <table:table-cell table:style-name="ce2"/>
          <table:table-cell table:style-name="ce12"/>
          <table:table-cell table:style-name="ce21"/>
          <table:table-cell table:style-name="ce28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Default"/>
          <table:table-cell table:style-name="ce3" office:value-type="string" calcext:value-type="string" table:number-columns-spanned="7" table:number-rows-spanned="1">
            <text:p>Sugarchain Halving Schedule</text:p>
          </table:table-cell>
          <table:covered-table-cell table:style-name="ce13"/>
          <table:covered-table-cell table:style-name="ce22"/>
          <table:covered-table-cell table:style-name="ce29"/>
          <table:covered-table-cell table:number-columns-repeated="2" table:style-name="ce22"/>
          <table:covered-table-cell table:style-name="ce50"/>
          <table:table-cell table:number-columns-repeated="1016"/>
        </table:table-row>
        <table:table-row table:style-name="ro1">
          <table:table-cell table:style-name="Default"/>
          <table:table-cell table:style-name="ce4" office:value-type="string" calcext:value-type="string" table:number-columns-spanned="7" table:number-rows-spanned="1">
            <text:p>Yumekawa v0.16.3 – 20190424</text:p>
          </table:table-cell>
          <table:covered-table-cell table:style-name="ce13"/>
          <table:covered-table-cell table:style-name="ce22"/>
          <table:covered-table-cell table:style-name="ce29"/>
          <table:covered-table-cell table:number-columns-repeated="2" table:style-name="ce22"/>
          <table:covered-table-cell table:style-name="ce50"/>
          <table:table-cell table:number-columns-repeated="1016"/>
        </table:table-row>
        <table:table-row table:style-name="ro1">
          <table:table-cell/>
          <table:table-cell table:style-name="ce2"/>
          <table:table-cell table:style-name="ce12"/>
          <table:table-cell table:style-name="ce21"/>
          <table:table-cell table:style-name="ce28"/>
          <table:table-cell table:style-name="ce21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Date</text:p>
          </table:table-cell>
          <table:table-cell table:style-name="ce14" office:value-type="string" calcext:value-type="string">
            <text:p>Count</text:p>
          </table:table-cell>
          <table:table-cell table:style-name="ce23" office:value-type="string" calcext:value-type="string">
            <text:p>Supply</text:p>
          </table:table-cell>
          <table:table-cell table:style-name="ce30" office:value-type="string" calcext:value-type="string">
            <text:p>Pow</text:p>
          </table:table-cell>
          <table:table-cell table:style-name="ce37" office:value-type="string" calcext:value-type="string">
            <text:p>Reward</text:p>
          </table:table-cell>
          <table:table-cell table:style-name="ce44" office:value-type="string" calcext:value-type="string">
            <text:p>Virtua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2019" calcext:value-type="float">
            <text:p>2019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2^{32}</text:p>
          </table:table-cell>
          <table:table-cell table:style-name="ce38" office:value-type="float" office:value="4294967296" calcext:value-type="float">
            <text:p>4294967296</text:p>
          </table:table-cell>
          <table:table-cell table:style-name="ce45" office:value-type="string" calcext:value-type="string" table:number-columns-spanned="1" table:number-rows-spanned="33">
            <text:p>Non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2021" calcext:value-type="float">
            <text:p>2021</text:p>
          </table:table-cell>
          <table:table-cell table:style-name="ce16" office:value-type="float" office:value="1" calcext:value-type="float">
            <text:p>1</text:p>
          </table:table-cell>
          <table:table-cell table:style-name="ce25" office:value-type="string" calcext:value-type="string">
            <text:p>536870912</text:p>
          </table:table-cell>
          <table:table-cell table:style-name="ce32" office:value-type="string" calcext:value-type="string">
            <text:p>2^{31}</text:p>
          </table:table-cell>
          <table:table-cell table:style-name="ce38" office:value-type="string" calcext:value-type="string">
            <text:p>2147483648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23" calcext:value-type="float">
            <text:p>2023</text:p>
          </table:table-cell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805306368</text:p>
          </table:table-cell>
          <table:table-cell table:style-name="ce33" office:value-type="string" calcext:value-type="string">
            <text:p>2^{30}</text:p>
          </table:table-cell>
          <table:table-cell table:style-name="ce38" office:value-type="string" calcext:value-type="string">
            <text:p>1073741824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25" calcext:value-type="float">
            <text:p>2025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939524096</text:p>
          </table:table-cell>
          <table:table-cell table:style-name="ce33" office:value-type="string" calcext:value-type="string">
            <text:p>2^{29}</text:p>
          </table:table-cell>
          <table:table-cell table:style-name="ce38" office:value-type="string" calcext:value-type="string">
            <text:p>536870912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27" calcext:value-type="float">
            <text:p>2027</text:p>
          </table:table-cell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1006632960</text:p>
          </table:table-cell>
          <table:table-cell table:style-name="ce33" office:value-type="string" calcext:value-type="string">
            <text:p>2^{28}</text:p>
          </table:table-cell>
          <table:table-cell table:style-name="ce38" office:value-type="string" calcext:value-type="string">
            <text:p>268435456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29" calcext:value-type="float">
            <text:p>2029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1040187392</text:p>
          </table:table-cell>
          <table:table-cell table:style-name="ce33" office:value-type="string" calcext:value-type="string">
            <text:p>2^{27}</text:p>
          </table:table-cell>
          <table:table-cell table:style-name="ce38" office:value-type="string" calcext:value-type="string">
            <text:p>134217728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31" calcext:value-type="float">
            <text:p>2031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1056964608</text:p>
          </table:table-cell>
          <table:table-cell table:style-name="ce33" office:value-type="string" calcext:value-type="string">
            <text:p>2^{26}</text:p>
          </table:table-cell>
          <table:table-cell table:style-name="ce38" office:value-type="string" calcext:value-type="string">
            <text:p>67108864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33" calcext:value-type="float">
            <text:p>2033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1065353216</text:p>
          </table:table-cell>
          <table:table-cell table:style-name="ce33" office:value-type="string" calcext:value-type="string">
            <text:p>2^{25}</text:p>
          </table:table-cell>
          <table:table-cell table:style-name="ce38" office:value-type="string" calcext:value-type="string">
            <text:p>33554432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35" calcext:value-type="float">
            <text:p>2035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1069547520</text:p>
          </table:table-cell>
          <table:table-cell table:style-name="ce33" office:value-type="string" calcext:value-type="string">
            <text:p>2^{24}</text:p>
          </table:table-cell>
          <table:table-cell table:style-name="ce38" office:value-type="string" calcext:value-type="string">
            <text:p>16777216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37" calcext:value-type="float">
            <text:p>2037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1071644672</text:p>
          </table:table-cell>
          <table:table-cell table:style-name="ce33" office:value-type="string" calcext:value-type="string">
            <text:p>2^{23}</text:p>
          </table:table-cell>
          <table:table-cell table:style-name="ce38" office:value-type="string" calcext:value-type="string">
            <text:p>8388608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39" calcext:value-type="float">
            <text:p>2039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1072693248</text:p>
          </table:table-cell>
          <table:table-cell table:style-name="ce33" office:value-type="string" calcext:value-type="string">
            <text:p>2^{22}</text:p>
          </table:table-cell>
          <table:table-cell table:style-name="ce38" office:value-type="string" calcext:value-type="string">
            <text:p>4194304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41" calcext:value-type="float">
            <text:p>2041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1073217536</text:p>
          </table:table-cell>
          <table:table-cell table:style-name="ce33" office:value-type="string" calcext:value-type="string">
            <text:p>2^{21}</text:p>
          </table:table-cell>
          <table:table-cell table:style-name="ce38" office:value-type="string" calcext:value-type="string">
            <text:p>2097152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43" calcext:value-type="float">
            <text:p>2043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1073479680</text:p>
          </table:table-cell>
          <table:table-cell table:style-name="ce33" office:value-type="string" calcext:value-type="string">
            <text:p>2^{20}</text:p>
          </table:table-cell>
          <table:table-cell table:style-name="ce38" office:value-type="string" calcext:value-type="string">
            <text:p>1048576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45" calcext:value-type="float">
            <text:p>2045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1073610752</text:p>
          </table:table-cell>
          <table:table-cell table:style-name="ce33" office:value-type="string" calcext:value-type="string">
            <text:p>2^{19}</text:p>
          </table:table-cell>
          <table:table-cell table:style-name="ce38" office:value-type="string" calcext:value-type="string">
            <text:p>524288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47" calcext:value-type="float">
            <text:p>2047</text:p>
          </table:table-cell>
          <table:table-cell table:style-name="ce15" office:value-type="float" office:value="14" calcext:value-type="float">
            <text:p>14</text:p>
          </table:table-cell>
          <table:table-cell office:value-type="string" calcext:value-type="string">
            <text:p>1073676288</text:p>
          </table:table-cell>
          <table:table-cell table:style-name="ce33" office:value-type="string" calcext:value-type="string">
            <text:p>2^{18}</text:p>
          </table:table-cell>
          <table:table-cell table:style-name="ce38" office:value-type="string" calcext:value-type="string">
            <text:p>262144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49" calcext:value-type="float">
            <text:p>2049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1073709056</text:p>
          </table:table-cell>
          <table:table-cell table:style-name="ce33" office:value-type="string" calcext:value-type="string">
            <text:p>2^{17}</text:p>
          </table:table-cell>
          <table:table-cell table:style-name="ce38" office:value-type="string" calcext:value-type="string">
            <text:p>131072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51" calcext:value-type="float">
            <text:p>2051</text:p>
          </table:table-cell>
          <table:table-cell table:style-name="ce15" office:value-type="float" office:value="16" calcext:value-type="float">
            <text:p>16</text:p>
          </table:table-cell>
          <table:table-cell office:value-type="string" calcext:value-type="string">
            <text:p>1073725440</text:p>
          </table:table-cell>
          <table:table-cell table:style-name="ce33" office:value-type="string" calcext:value-type="string">
            <text:p>2^{16}</text:p>
          </table:table-cell>
          <table:table-cell table:style-name="ce38" office:value-type="string" calcext:value-type="string">
            <text:p>65536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53" calcext:value-type="float">
            <text:p>2053</text:p>
          </table:table-cell>
          <table:table-cell table:style-name="ce15" office:value-type="float" office:value="17" calcext:value-type="float">
            <text:p>17</text:p>
          </table:table-cell>
          <table:table-cell office:value-type="string" calcext:value-type="string">
            <text:p>1073733632</text:p>
          </table:table-cell>
          <table:table-cell table:style-name="ce33" office:value-type="string" calcext:value-type="string">
            <text:p>2^{15}</text:p>
          </table:table-cell>
          <table:table-cell table:style-name="ce38" office:value-type="string" calcext:value-type="string">
            <text:p>32768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55" calcext:value-type="float">
            <text:p>2055</text:p>
          </table:table-cell>
          <table:table-cell table:style-name="ce15" office:value-type="float" office:value="18" calcext:value-type="float">
            <text:p>18</text:p>
          </table:table-cell>
          <table:table-cell office:value-type="string" calcext:value-type="string">
            <text:p>1073737728</text:p>
          </table:table-cell>
          <table:table-cell table:style-name="ce33" office:value-type="string" calcext:value-type="string">
            <text:p>2^{14}</text:p>
          </table:table-cell>
          <table:table-cell table:style-name="ce38" office:value-type="string" calcext:value-type="string">
            <text:p>16384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57" calcext:value-type="float">
            <text:p>2057</text:p>
          </table:table-cell>
          <table:table-cell table:style-name="ce15" office:value-type="float" office:value="19" calcext:value-type="float">
            <text:p>19</text:p>
          </table:table-cell>
          <table:table-cell office:value-type="string" calcext:value-type="string">
            <text:p>1073739776</text:p>
          </table:table-cell>
          <table:table-cell table:style-name="ce33" office:value-type="string" calcext:value-type="string">
            <text:p>2^{13}</text:p>
          </table:table-cell>
          <table:table-cell table:style-name="ce38" office:value-type="string" calcext:value-type="string">
            <text:p>8192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59" calcext:value-type="float">
            <text:p>2059</text:p>
          </table:table-cell>
          <table:table-cell table:style-name="ce15" office:value-type="float" office:value="20" calcext:value-type="float">
            <text:p>20</text:p>
          </table:table-cell>
          <table:table-cell office:value-type="string" calcext:value-type="string">
            <text:p>1073740800</text:p>
          </table:table-cell>
          <table:table-cell table:style-name="ce33" office:value-type="string" calcext:value-type="string">
            <text:p>2^{12}</text:p>
          </table:table-cell>
          <table:table-cell table:style-name="ce38" office:value-type="string" calcext:value-type="string">
            <text:p>4096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61" calcext:value-type="float">
            <text:p>2061</text:p>
          </table:table-cell>
          <table:table-cell table:style-name="ce15" office:value-type="float" office:value="21" calcext:value-type="float">
            <text:p>21</text:p>
          </table:table-cell>
          <table:table-cell office:value-type="string" calcext:value-type="string">
            <text:p>1073741312</text:p>
          </table:table-cell>
          <table:table-cell table:style-name="ce33" office:value-type="string" calcext:value-type="string">
            <text:p>2^{11}</text:p>
          </table:table-cell>
          <table:table-cell table:style-name="ce38" office:value-type="string" calcext:value-type="string">
            <text:p>2048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63" calcext:value-type="float">
            <text:p>2063</text:p>
          </table:table-cell>
          <table:table-cell table:style-name="ce15" office:value-type="float" office:value="22" calcext:value-type="float">
            <text:p>22</text:p>
          </table:table-cell>
          <table:table-cell office:value-type="string" calcext:value-type="string">
            <text:p>1073741568</text:p>
          </table:table-cell>
          <table:table-cell table:style-name="ce33" office:value-type="string" calcext:value-type="string">
            <text:p>2^{10}</text:p>
          </table:table-cell>
          <table:table-cell table:style-name="ce38" office:value-type="string" calcext:value-type="string">
            <text:p>1024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65" calcext:value-type="float">
            <text:p>2065</text:p>
          </table:table-cell>
          <table:table-cell table:style-name="ce15" office:value-type="float" office:value="23" calcext:value-type="float">
            <text:p>23</text:p>
          </table:table-cell>
          <table:table-cell office:value-type="string" calcext:value-type="string">
            <text:p>1073741696</text:p>
          </table:table-cell>
          <table:table-cell table:style-name="ce33" office:value-type="string" calcext:value-type="string">
            <text:p>2^{9}</text:p>
          </table:table-cell>
          <table:table-cell table:style-name="ce38" office:value-type="string" calcext:value-type="string">
            <text:p>512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67" calcext:value-type="float">
            <text:p>2067</text:p>
          </table:table-cell>
          <table:table-cell table:style-name="ce15" office:value-type="float" office:value="24" calcext:value-type="float">
            <text:p>24</text:p>
          </table:table-cell>
          <table:table-cell office:value-type="string" calcext:value-type="string">
            <text:p>1073741760</text:p>
          </table:table-cell>
          <table:table-cell table:style-name="ce33" office:value-type="string" calcext:value-type="string">
            <text:p>2^{8}</text:p>
          </table:table-cell>
          <table:table-cell table:style-name="ce38" office:value-type="string" calcext:value-type="string">
            <text:p>256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69" calcext:value-type="float">
            <text:p>2069</text:p>
          </table:table-cell>
          <table:table-cell table:style-name="ce15" office:value-type="float" office:value="25" calcext:value-type="float">
            <text:p>25</text:p>
          </table:table-cell>
          <table:table-cell office:value-type="string" calcext:value-type="string">
            <text:p>1073741792</text:p>
          </table:table-cell>
          <table:table-cell table:style-name="ce33" office:value-type="string" calcext:value-type="string">
            <text:p>2^{7}</text:p>
          </table:table-cell>
          <table:table-cell table:style-name="ce38" office:value-type="string" calcext:value-type="string">
            <text:p>128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71" calcext:value-type="float">
            <text:p>2071</text:p>
          </table:table-cell>
          <table:table-cell table:style-name="ce15" office:value-type="float" office:value="26" calcext:value-type="float">
            <text:p>26</text:p>
          </table:table-cell>
          <table:table-cell office:value-type="string" calcext:value-type="string">
            <text:p>1073741808</text:p>
          </table:table-cell>
          <table:table-cell table:style-name="ce33" office:value-type="string" calcext:value-type="string">
            <text:p>2^{6}</text:p>
          </table:table-cell>
          <table:table-cell table:style-name="ce38" office:value-type="string" calcext:value-type="string">
            <text:p>64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73" calcext:value-type="float">
            <text:p>2073</text:p>
          </table:table-cell>
          <table:table-cell table:style-name="ce15" office:value-type="float" office:value="27" calcext:value-type="float">
            <text:p>27</text:p>
          </table:table-cell>
          <table:table-cell office:value-type="string" calcext:value-type="string">
            <text:p>1073741816</text:p>
          </table:table-cell>
          <table:table-cell table:style-name="ce33" office:value-type="string" calcext:value-type="string">
            <text:p>2^{5}</text:p>
          </table:table-cell>
          <table:table-cell table:style-name="ce38" office:value-type="string" calcext:value-type="string">
            <text:p>32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75" calcext:value-type="float">
            <text:p>2075</text:p>
          </table:table-cell>
          <table:table-cell table:style-name="ce15" office:value-type="float" office:value="28" calcext:value-type="float">
            <text:p>28</text:p>
          </table:table-cell>
          <table:table-cell office:value-type="string" calcext:value-type="string">
            <text:p>1073741820</text:p>
          </table:table-cell>
          <table:table-cell table:style-name="ce33" office:value-type="string" calcext:value-type="string">
            <text:p>2^{4}</text:p>
          </table:table-cell>
          <table:table-cell table:style-name="ce38" office:value-type="string" calcext:value-type="string">
            <text:p>16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77" calcext:value-type="float">
            <text:p>2077</text:p>
          </table:table-cell>
          <table:table-cell table:style-name="ce15" office:value-type="float" office:value="29" calcext:value-type="float">
            <text:p>29</text:p>
          </table:table-cell>
          <table:table-cell office:value-type="string" calcext:value-type="string">
            <text:p>1073741822</text:p>
          </table:table-cell>
          <table:table-cell table:style-name="ce33" office:value-type="string" calcext:value-type="string">
            <text:p>2^{3}</text:p>
          </table:table-cell>
          <table:table-cell table:style-name="ce38" office:value-type="string" calcext:value-type="string">
            <text:p>8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79" calcext:value-type="float">
            <text:p>2079</text:p>
          </table:table-cell>
          <table:table-cell table:style-name="ce15" office:value-type="float" office:value="30" calcext:value-type="float">
            <text:p>30</text:p>
          </table:table-cell>
          <table:table-cell office:value-type="string" calcext:value-type="string">
            <text:p>1073741823</text:p>
          </table:table-cell>
          <table:table-cell table:style-name="ce33" office:value-type="string" calcext:value-type="string">
            <text:p>2^{2}</text:p>
          </table:table-cell>
          <table:table-cell table:style-name="ce38" office:value-type="string" calcext:value-type="string">
            <text:p>4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81" calcext:value-type="float">
            <text:p>2081</text:p>
          </table:table-cell>
          <table:table-cell table:style-name="ce15" office:value-type="float" office:value="31" calcext:value-type="float">
            <text:p>31</text:p>
          </table:table-cell>
          <table:table-cell office:value-type="string" calcext:value-type="string">
            <text:p>1073741823.5</text:p>
          </table:table-cell>
          <table:table-cell table:style-name="ce33" office:value-type="string" calcext:value-type="string">
            <text:p>2^{1}</text:p>
          </table:table-cell>
          <table:table-cell table:style-name="ce38" office:value-type="string" calcext:value-type="string">
            <text:p>2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83" calcext:value-type="float">
            <text:p>2083</text:p>
          </table:table-cell>
          <table:table-cell table:style-name="ce15" office:value-type="float" office:value="32" calcext:value-type="float">
            <text:p>32</text:p>
          </table:table-cell>
          <table:table-cell office:value-type="string" calcext:value-type="string">
            <text:p>1073741823.75</text:p>
          </table:table-cell>
          <table:table-cell table:style-name="ce33" office:value-type="string" calcext:value-type="string">
            <text:p>2^{0}</text:p>
          </table:table-cell>
          <table:table-cell table:style-name="ce38" office:value-type="string" calcext:value-type="string">
            <text:p>1</text:p>
          </table:table-cell>
          <table:covered-table-cell table:style-name="ce33"/>
          <table:table-cell table:number-columns-repeated="1017"/>
        </table:table-row>
        <table:table-row table:style-name="ro1">
          <table:table-cell/>
          <table:table-cell table:style-name="ce6" office:value-type="float" office:value="2085" calcext:value-type="float">
            <text:p>2085</text:p>
          </table:table-cell>
          <table:table-cell table:style-name="ce17" office:value-type="float" office:value="33" calcext:value-type="float">
            <text:p>33</text:p>
          </table:table-cell>
          <table:table-cell office:value-type="string" calcext:value-type="string">
            <text:p>1073741823.875</text:p>
          </table:table-cell>
          <table:table-cell table:style-name="ce34" office:value-type="string" calcext:value-type="string">
            <text:p>2^{-1}</text:p>
          </table:table-cell>
          <table:table-cell table:style-name="ce39" office:value-type="float" office:value="0" calcext:value-type="float">
            <text:p>0</text:p>
          </table:table-cell>
          <table:table-cell table:style-name="ce46" office:value-type="string" calcext:value-type="string">
            <text:p>0.5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2087" calcext:value-type="float">
            <text:p>2087</text:p>
          </table:table-cell>
          <table:table-cell table:style-name="ce15" office:value-type="float" office:value="34" calcext:value-type="float">
            <text:p>34</text:p>
          </table:table-cell>
          <table:table-cell office:value-type="string" calcext:value-type="string">
            <text:p>1073741823.9375</text:p>
          </table:table-cell>
          <table:table-cell table:style-name="ce33" office:value-type="string" calcext:value-type="string">
            <text:p>2^{-2}</text:p>
          </table:table-cell>
          <table:table-cell table:style-name="ce40" office:value-type="string" calcext:value-type="string" table:number-columns-spanned="1" table:number-rows-spanned="30">
            <text:p>None of any </text:p>
            <text:p>actual reward </text:p>
            <text:p>after 33th </text:p>
            <text:p>Halving. </text:p>
            <text:p>It stays at </text:p>
            <text:p>Zero.</text:p>
            <text:p/>
            <text:p>Satoshi limit </text:p>
            <text:p>means that </text:p>
            <text:p>halving below </text:p>
            <text:p>1 satoshi is </text:p>
            <text:p>Impossible.</text:p>
          </table:table-cell>
          <table:table-cell table:style-name="ce47" office:value-type="string" calcext:value-type="string">
            <text:p>0.25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2089" calcext:value-type="float">
            <text:p>2089</text:p>
          </table:table-cell>
          <table:table-cell table:style-name="ce15" office:value-type="float" office:value="35" calcext:value-type="float">
            <text:p>35</text:p>
          </table:table-cell>
          <table:table-cell office:value-type="string" calcext:value-type="string">
            <text:p>1073741823.96875</text:p>
          </table:table-cell>
          <table:table-cell table:style-name="ce33" office:value-type="string" calcext:value-type="string">
            <text:p>2^{-3}</text:p>
          </table:table-cell>
          <table:covered-table-cell table:style-name="ce41"/>
          <table:table-cell table:style-name="ce47" office:value-type="string" calcext:value-type="string">
            <text:p>0.125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2091" calcext:value-type="float">
            <text:p>2091</text:p>
          </table:table-cell>
          <table:table-cell table:style-name="ce15" office:value-type="float" office:value="36" calcext:value-type="float">
            <text:p>36</text:p>
          </table:table-cell>
          <table:table-cell office:value-type="string" calcext:value-type="string">
            <text:p>1073741823.984375</text:p>
          </table:table-cell>
          <table:table-cell table:style-name="ce33" office:value-type="string" calcext:value-type="string">
            <text:p>2^{-4}</text:p>
          </table:table-cell>
          <table:covered-table-cell table:style-name="ce41"/>
          <table:table-cell table:style-name="ce48" office:value-type="float" office:value="0.0625" calcext:value-type="float">
            <text:p>6.25E-02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6" office:value-type="float" office:value="2093" calcext:value-type="float">
            <text:p>2093</text:p>
          </table:table-cell>
          <table:table-cell table:style-name="ce15" office:value-type="float" office:value="37" calcext:value-type="float">
            <text:p>37</text:p>
          </table:table-cell>
          <table:table-cell office:value-type="string" calcext:value-type="string">
            <text:p>1073741823.9921875</text:p>
          </table:table-cell>
          <table:table-cell table:style-name="ce33" office:value-type="string" calcext:value-type="string">
            <text:p>2^{-5}</text:p>
          </table:table-cell>
          <table:covered-table-cell table:style-name="ce41"/>
          <table:table-cell table:style-name="ce48" office:value-type="float" office:value="0.0313" calcext:value-type="float">
            <text:p>3.13E-02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6" office:value-type="float" office:value="2095" calcext:value-type="float">
            <text:p>2095</text:p>
          </table:table-cell>
          <table:table-cell table:style-name="ce15" office:value-type="float" office:value="38" calcext:value-type="float">
            <text:p>38</text:p>
          </table:table-cell>
          <table:table-cell office:value-type="string" calcext:value-type="string">
            <text:p>1073741823.99609375</text:p>
          </table:table-cell>
          <table:table-cell table:style-name="ce33" office:value-type="string" calcext:value-type="string">
            <text:p>2^{-6}</text:p>
          </table:table-cell>
          <table:covered-table-cell table:style-name="ce41"/>
          <table:table-cell table:style-name="ce48" office:value-type="float" office:value="0.0156" calcext:value-type="float">
            <text:p>1.56E-02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6" office:value-type="float" office:value="2097" calcext:value-type="float">
            <text:p>2097</text:p>
          </table:table-cell>
          <table:table-cell table:style-name="ce15" office:value-type="float" office:value="39" calcext:value-type="float">
            <text:p>39</text:p>
          </table:table-cell>
          <table:table-cell office:value-type="string" calcext:value-type="string">
            <text:p>1073741823.998046875</text:p>
          </table:table-cell>
          <table:table-cell table:style-name="ce33" office:value-type="string" calcext:value-type="string">
            <text:p>2^{-7}</text:p>
          </table:table-cell>
          <table:covered-table-cell table:style-name="ce41"/>
          <table:table-cell table:style-name="ce48" office:value-type="float" office:value="0.00781" calcext:value-type="float">
            <text:p>7.81E-03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6" office:value-type="float" office:value="2099" calcext:value-type="float">
            <text:p>2099</text:p>
          </table:table-cell>
          <table:table-cell table:style-name="ce15" office:value-type="float" office:value="40" calcext:value-type="float">
            <text:p>40</text:p>
          </table:table-cell>
          <table:table-cell office:value-type="string" calcext:value-type="string">
            <text:p>1073741823.9990234375</text:p>
          </table:table-cell>
          <table:table-cell table:style-name="ce33" office:value-type="string" calcext:value-type="string">
            <text:p>2^{-8}</text:p>
          </table:table-cell>
          <table:covered-table-cell table:style-name="ce41"/>
          <table:table-cell table:style-name="ce48" office:value-type="float" office:value="0.00391" calcext:value-type="float">
            <text:p>3.91E-03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6" office:value-type="float" office:value="2101" calcext:value-type="float">
            <text:p>2101</text:p>
          </table:table-cell>
          <table:table-cell table:style-name="ce15" office:value-type="float" office:value="41" calcext:value-type="float">
            <text:p>41</text:p>
          </table:table-cell>
          <table:table-cell office:value-type="string" calcext:value-type="string">
            <text:p>1073741823.99951171875</text:p>
          </table:table-cell>
          <table:table-cell table:style-name="ce33" office:value-type="string" calcext:value-type="string">
            <text:p>2^{-9}</text:p>
          </table:table-cell>
          <table:covered-table-cell table:style-name="ce41"/>
          <table:table-cell table:style-name="ce48" office:value-type="float" office:value="0.00195" calcext:value-type="float">
            <text:p>1.95E-03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6" office:value-type="float" office:value="2103" calcext:value-type="float">
            <text:p>2103</text:p>
          </table:table-cell>
          <table:table-cell table:style-name="ce15" office:value-type="float" office:value="42" calcext:value-type="float">
            <text:p>42</text:p>
          </table:table-cell>
          <table:table-cell office:value-type="string" calcext:value-type="string">
            <text:p>1073741823.999755859375</text:p>
          </table:table-cell>
          <table:table-cell table:style-name="ce33" office:value-type="string" calcext:value-type="string">
            <text:p>2^{-10}</text:p>
          </table:table-cell>
          <table:covered-table-cell table:style-name="ce41"/>
          <table:table-cell table:style-name="ce48" office:value-type="float" office:value="0.000977" calcext:value-type="float">
            <text:p>9.77E-04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6" office:value-type="float" office:value="2105" calcext:value-type="float">
            <text:p>2105</text:p>
          </table:table-cell>
          <table:table-cell table:style-name="ce15" office:value-type="float" office:value="43" calcext:value-type="float">
            <text:p>43</text:p>
          </table:table-cell>
          <table:table-cell office:value-type="string" calcext:value-type="string">
            <text:p>1073741823.9998779296875</text:p>
          </table:table-cell>
          <table:table-cell table:style-name="ce33" office:value-type="string" calcext:value-type="string">
            <text:p>2^{-11}</text:p>
          </table:table-cell>
          <table:covered-table-cell table:style-name="ce41"/>
          <table:table-cell table:style-name="ce48" office:value-type="float" office:value="0.000488" calcext:value-type="float">
            <text:p>4.88E-04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6" office:value-type="float" office:value="2107" calcext:value-type="float">
            <text:p>2107</text:p>
          </table:table-cell>
          <table:table-cell table:style-name="ce15" office:value-type="float" office:value="44" calcext:value-type="float">
            <text:p>44</text:p>
          </table:table-cell>
          <table:table-cell office:value-type="string" calcext:value-type="string">
            <text:p>1073741823.99993896484375</text:p>
          </table:table-cell>
          <table:table-cell table:style-name="ce33" office:value-type="string" calcext:value-type="string">
            <text:p>2^{-12}</text:p>
          </table:table-cell>
          <table:covered-table-cell table:style-name="ce41"/>
          <table:table-cell table:style-name="ce48" office:value-type="float" office:value="0.000244" calcext:value-type="float">
            <text:p>2.44E-04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6" office:value-type="float" office:value="2109" calcext:value-type="float">
            <text:p>2109</text:p>
          </table:table-cell>
          <table:table-cell table:style-name="ce15" office:value-type="float" office:value="45" calcext:value-type="float">
            <text:p>45</text:p>
          </table:table-cell>
          <table:table-cell office:value-type="string" calcext:value-type="string">
            <text:p>1073741823.999969482421875</text:p>
          </table:table-cell>
          <table:table-cell table:style-name="ce33" office:value-type="string" calcext:value-type="string">
            <text:p>2^{-13}</text:p>
          </table:table-cell>
          <table:covered-table-cell table:style-name="ce41"/>
          <table:table-cell table:style-name="ce48" office:value-type="float" office:value="0.000122" calcext:value-type="float">
            <text:p>1.22E-04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6" office:value-type="float" office:value="2111" calcext:value-type="float">
            <text:p>2111</text:p>
          </table:table-cell>
          <table:table-cell table:style-name="ce15" office:value-type="float" office:value="46" calcext:value-type="float">
            <text:p>46</text:p>
          </table:table-cell>
          <table:table-cell office:value-type="string" calcext:value-type="string">
            <text:p>1073741823.9999847412109375</text:p>
          </table:table-cell>
          <table:table-cell table:style-name="ce33" office:value-type="string" calcext:value-type="string">
            <text:p>2^{-14}</text:p>
          </table:table-cell>
          <table:covered-table-cell table:style-name="ce41"/>
          <table:table-cell table:style-name="ce48" office:value-type="float" office:value="0.000061" calcext:value-type="float">
            <text:p>6.10E-05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6" office:value-type="float" office:value="2113" calcext:value-type="float">
            <text:p>2113</text:p>
          </table:table-cell>
          <table:table-cell table:style-name="ce15" office:value-type="float" office:value="47" calcext:value-type="float">
            <text:p>47</text:p>
          </table:table-cell>
          <table:table-cell office:value-type="string" calcext:value-type="string">
            <text:p>1073741823.99999237060546875</text:p>
          </table:table-cell>
          <table:table-cell table:style-name="ce33" office:value-type="string" calcext:value-type="string">
            <text:p>2^{-15}</text:p>
          </table:table-cell>
          <table:covered-table-cell table:style-name="ce41"/>
          <table:table-cell table:style-name="ce48" office:value-type="float" office:value="0.0000305" calcext:value-type="float">
            <text:p>3.05E-05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6" office:value-type="float" office:value="2115" calcext:value-type="float">
            <text:p>2115</text:p>
          </table:table-cell>
          <table:table-cell table:style-name="ce15" office:value-type="float" office:value="48" calcext:value-type="float">
            <text:p>48</text:p>
          </table:table-cell>
          <table:table-cell office:value-type="string" calcext:value-type="string">
            <text:p>1073741823.999996185302734375</text:p>
          </table:table-cell>
          <table:table-cell table:style-name="ce33" office:value-type="string" calcext:value-type="string">
            <text:p>2^{-16}</text:p>
          </table:table-cell>
          <table:covered-table-cell table:style-name="ce41"/>
          <table:table-cell table:style-name="ce48" office:value-type="float" office:value="0.0000153" calcext:value-type="float">
            <text:p>1.53E-05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6" office:value-type="float" office:value="2117" calcext:value-type="float">
            <text:p>2117</text:p>
          </table:table-cell>
          <table:table-cell table:style-name="ce15" office:value-type="float" office:value="49" calcext:value-type="float">
            <text:p>49</text:p>
          </table:table-cell>
          <table:table-cell office:value-type="string" calcext:value-type="string">
            <text:p>1073741823.9999980926513671875</text:p>
          </table:table-cell>
          <table:table-cell table:style-name="ce33" office:value-type="string" calcext:value-type="string">
            <text:p>2^{-17}</text:p>
          </table:table-cell>
          <table:covered-table-cell table:style-name="ce41"/>
          <table:table-cell table:style-name="ce48" office:value-type="float" office:value="0.00000763" calcext:value-type="float">
            <text:p>7.63E-06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6" office:value-type="float" office:value="2119" calcext:value-type="float">
            <text:p>2119</text:p>
          </table:table-cell>
          <table:table-cell table:style-name="ce15" office:value-type="float" office:value="50" calcext:value-type="float">
            <text:p>50</text:p>
          </table:table-cell>
          <table:table-cell office:value-type="string" calcext:value-type="string">
            <text:p>1073741823.99999904632568359375</text:p>
          </table:table-cell>
          <table:table-cell table:style-name="ce33" office:value-type="string" calcext:value-type="string">
            <text:p>2^{-18}</text:p>
          </table:table-cell>
          <table:covered-table-cell table:style-name="ce41"/>
          <table:table-cell table:style-name="ce48" office:value-type="float" office:value="0.00000381" calcext:value-type="float">
            <text:p>3.81E-06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6" office:value-type="float" office:value="2121" calcext:value-type="float">
            <text:p>2121</text:p>
          </table:table-cell>
          <table:table-cell table:style-name="ce15" office:value-type="float" office:value="51" calcext:value-type="float">
            <text:p>51</text:p>
          </table:table-cell>
          <table:table-cell office:value-type="string" calcext:value-type="string">
            <text:p>1073741823.999999523162841796875</text:p>
          </table:table-cell>
          <table:table-cell table:style-name="ce33" office:value-type="string" calcext:value-type="string">
            <text:p>2^{-19}</text:p>
          </table:table-cell>
          <table:covered-table-cell table:style-name="ce41"/>
          <table:table-cell table:style-name="ce48" office:value-type="float" office:value="0.00000191" calcext:value-type="float">
            <text:p>1.91E-06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6" office:value-type="float" office:value="2123" calcext:value-type="float">
            <text:p>2123</text:p>
          </table:table-cell>
          <table:table-cell table:style-name="ce15" office:value-type="float" office:value="52" calcext:value-type="float">
            <text:p>52</text:p>
          </table:table-cell>
          <table:table-cell office:value-type="string" calcext:value-type="string">
            <text:p>1073741823.9999997615814208984375</text:p>
          </table:table-cell>
          <table:table-cell table:style-name="ce33" office:value-type="string" calcext:value-type="string">
            <text:p>2^{-20}</text:p>
          </table:table-cell>
          <table:covered-table-cell table:style-name="ce41"/>
          <table:table-cell table:style-name="ce48" office:value-type="float" office:value="0.000000954" calcext:value-type="float">
            <text:p>9.54E-07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6" office:value-type="float" office:value="2125" calcext:value-type="float">
            <text:p>2125</text:p>
          </table:table-cell>
          <table:table-cell table:style-name="ce15" office:value-type="float" office:value="53" calcext:value-type="float">
            <text:p>53</text:p>
          </table:table-cell>
          <table:table-cell office:value-type="string" calcext:value-type="string">
            <text:p>1073741823.99999988079071044921875</text:p>
          </table:table-cell>
          <table:table-cell table:style-name="ce33" office:value-type="string" calcext:value-type="string">
            <text:p>2^{-21}</text:p>
          </table:table-cell>
          <table:covered-table-cell table:style-name="ce41"/>
          <table:table-cell table:style-name="ce48" office:value-type="float" office:value="0.000000477" calcext:value-type="float">
            <text:p>4.77E-07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6" office:value-type="float" office:value="2127" calcext:value-type="float">
            <text:p>2127</text:p>
          </table:table-cell>
          <table:table-cell table:style-name="ce15" office:value-type="float" office:value="54" calcext:value-type="float">
            <text:p>54</text:p>
          </table:table-cell>
          <table:table-cell office:value-type="string" calcext:value-type="string">
            <text:p>1073741823.999999940395355224609375</text:p>
          </table:table-cell>
          <table:table-cell table:style-name="ce33" office:value-type="string" calcext:value-type="string">
            <text:p>2^{-22}</text:p>
          </table:table-cell>
          <table:covered-table-cell table:style-name="ce41"/>
          <table:table-cell table:style-name="ce48" office:value-type="float" office:value="0.000000238" calcext:value-type="float">
            <text:p>2.38E-07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6" office:value-type="float" office:value="2129" calcext:value-type="float">
            <text:p>2129</text:p>
          </table:table-cell>
          <table:table-cell table:style-name="ce15" office:value-type="float" office:value="55" calcext:value-type="float">
            <text:p>55</text:p>
          </table:table-cell>
          <table:table-cell office:value-type="string" calcext:value-type="string">
            <text:p>1073741823.9999999701976776123046875</text:p>
          </table:table-cell>
          <table:table-cell table:style-name="ce33" office:value-type="string" calcext:value-type="string">
            <text:p>2^{-23}</text:p>
          </table:table-cell>
          <table:covered-table-cell table:style-name="ce41"/>
          <table:table-cell table:style-name="ce48" office:value-type="float" office:value="0.000000119" calcext:value-type="float">
            <text:p>1.19E-07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6" office:value-type="float" office:value="2131" calcext:value-type="float">
            <text:p>2131</text:p>
          </table:table-cell>
          <table:table-cell table:style-name="ce15" office:value-type="float" office:value="56" calcext:value-type="float">
            <text:p>56</text:p>
          </table:table-cell>
          <table:table-cell office:value-type="string" calcext:value-type="string">
            <text:p>1073741823.99999998509883880615234375</text:p>
          </table:table-cell>
          <table:table-cell table:style-name="ce33" office:value-type="string" calcext:value-type="string">
            <text:p>2^{-24}</text:p>
          </table:table-cell>
          <table:covered-table-cell table:style-name="ce41"/>
          <table:table-cell table:style-name="ce48" office:value-type="float" office:value="0.0000000596" calcext:value-type="float">
            <text:p>5.96E-08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6" office:value-type="float" office:value="2133" calcext:value-type="float">
            <text:p>2133</text:p>
          </table:table-cell>
          <table:table-cell table:style-name="ce15" office:value-type="float" office:value="57" calcext:value-type="float">
            <text:p>57</text:p>
          </table:table-cell>
          <table:table-cell office:value-type="string" calcext:value-type="string">
            <text:p>1073741823.999999992549419403076171875</text:p>
          </table:table-cell>
          <table:table-cell table:style-name="ce33" office:value-type="string" calcext:value-type="string">
            <text:p>2^{-25}</text:p>
          </table:table-cell>
          <table:covered-table-cell table:style-name="ce41"/>
          <table:table-cell table:style-name="ce48" office:value-type="float" office:value="0.0000000298" calcext:value-type="float">
            <text:p>2.98E-08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6" office:value-type="float" office:value="2135" calcext:value-type="float">
            <text:p>2135</text:p>
          </table:table-cell>
          <table:table-cell table:style-name="ce15" office:value-type="float" office:value="58" calcext:value-type="float">
            <text:p>58</text:p>
          </table:table-cell>
          <table:table-cell office:value-type="string" calcext:value-type="string">
            <text:p>1073741823.9999999962747097015380859375</text:p>
          </table:table-cell>
          <table:table-cell table:style-name="ce33" office:value-type="string" calcext:value-type="string">
            <text:p>2^{-26}</text:p>
          </table:table-cell>
          <table:covered-table-cell table:style-name="ce41"/>
          <table:table-cell table:style-name="ce48" office:value-type="float" office:value="0.0000000149" calcext:value-type="float">
            <text:p>1.49E-08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6" office:value-type="float" office:value="2137" calcext:value-type="float">
            <text:p>2137</text:p>
          </table:table-cell>
          <table:table-cell table:style-name="ce15" office:value-type="float" office:value="59" calcext:value-type="float">
            <text:p>59</text:p>
          </table:table-cell>
          <table:table-cell office:value-type="string" calcext:value-type="string">
            <text:p>1073741823.99999999813735485076904296875</text:p>
          </table:table-cell>
          <table:table-cell table:style-name="ce33" office:value-type="string" calcext:value-type="string">
            <text:p>2^{-27}</text:p>
          </table:table-cell>
          <table:covered-table-cell table:style-name="ce41"/>
          <table:table-cell table:style-name="ce48" office:value-type="float" office:value="0.00000000745" calcext:value-type="float">
            <text:p>7.45E-09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6" office:value-type="float" office:value="2139" calcext:value-type="float">
            <text:p>2139</text:p>
          </table:table-cell>
          <table:table-cell table:style-name="ce15" office:value-type="float" office:value="60" calcext:value-type="float">
            <text:p>60</text:p>
          </table:table-cell>
          <table:table-cell office:value-type="string" calcext:value-type="string">
            <text:p>1073741823.999999999068677425384521484375</text:p>
          </table:table-cell>
          <table:table-cell table:style-name="ce33" office:value-type="string" calcext:value-type="string">
            <text:p>2^{-28}</text:p>
          </table:table-cell>
          <table:covered-table-cell table:style-name="ce41"/>
          <table:table-cell table:style-name="ce48" office:value-type="float" office:value="0.00000000373" calcext:value-type="float">
            <text:p>3.73E-09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6" office:value-type="float" office:value="2141" calcext:value-type="float">
            <text:p>2141</text:p>
          </table:table-cell>
          <table:table-cell table:style-name="ce15" office:value-type="float" office:value="61" calcext:value-type="float">
            <text:p>61</text:p>
          </table:table-cell>
          <table:table-cell office:value-type="string" calcext:value-type="string">
            <text:p>1073741823.9999999995343387126922607421875</text:p>
          </table:table-cell>
          <table:table-cell table:style-name="ce33" office:value-type="string" calcext:value-type="string">
            <text:p>2^{-29}</text:p>
          </table:table-cell>
          <table:covered-table-cell table:style-name="ce41"/>
          <table:table-cell table:style-name="ce48" office:value-type="float" office:value="0.00000000186" calcext:value-type="float">
            <text:p>1.86E-09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6" office:value-type="float" office:value="2143" calcext:value-type="float">
            <text:p>2143</text:p>
          </table:table-cell>
          <table:table-cell table:style-name="ce15" office:value-type="float" office:value="62" calcext:value-type="float">
            <text:p>62</text:p>
          </table:table-cell>
          <table:table-cell office:value-type="string" calcext:value-type="string">
            <text:p>1073741823.99999999976716935634613037109375</text:p>
          </table:table-cell>
          <table:table-cell table:style-name="ce33" office:value-type="string" calcext:value-type="string">
            <text:p>2^{-30}</text:p>
          </table:table-cell>
          <table:covered-table-cell table:style-name="ce41"/>
          <table:table-cell table:style-name="ce48" office:value-type="float" office:value="0.000000000931" calcext:value-type="float">
            <text:p>9.31E-10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8" office:value-type="float" office:value="2145" calcext:value-type="float">
            <text:p>2145</text:p>
          </table:table-cell>
          <table:table-cell table:style-name="ce18" office:value-type="float" office:value="63" calcext:value-type="float">
            <text:p>63</text:p>
          </table:table-cell>
          <table:table-cell table:style-name="ce26" office:value-type="string" calcext:value-type="string">
            <text:p>1073741823.999999999883584678173065185546875</text:p>
          </table:table-cell>
          <table:table-cell table:style-name="ce35" office:value-type="string" calcext:value-type="string">
            <text:p>2^{-31}</text:p>
          </table:table-cell>
          <table:covered-table-cell table:style-name="ce26"/>
          <table:table-cell table:style-name="ce49" office:value-type="float" office:value="0.000000000466" calcext:value-type="float">
            <text:p>4.66E-10</text:p>
          </table:table-cell>
          <table:table-cell/>
          <table:table-cell table:style-name="ce51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~</text:p>
          </table:table-cell>
          <table:table-cell table:style-name="ce18" office:value-type="string" calcext:value-type="string">
            <text:p>~</text:p>
          </table:table-cell>
          <table:table-cell table:style-name="ce26" office:value-type="string" calcext:value-type="string">
            <text:p>~</text:p>
          </table:table-cell>
          <table:table-cell table:style-name="ce35" office:value-type="string" calcext:value-type="string">
            <text:p>~</text:p>
          </table:table-cell>
          <table:table-cell table:style-name="ce42" office:value-type="string" calcext:value-type="string">
            <text:p>~</text:p>
          </table:table-cell>
          <table:table-cell table:style-name="ce35" office:value-type="string" calcext:value-type="string">
            <text:p>~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INF</text:p>
          </table:table-cell>
          <table:table-cell table:style-name="ce19" office:value-type="string" calcext:value-type="string">
            <text:p>INF</text:p>
          </table:table-cell>
          <table:table-cell table:style-name="ce27" office:value-type="string" calcext:value-type="string">
            <text:p>108356870917324800</text:p>
          </table:table-cell>
          <table:table-cell table:style-name="ce36" office:value-type="string" calcext:value-type="string">
            <text:p>2^{32-INF}</text:p>
          </table:table-cell>
          <table:table-cell table:style-name="ce43" office:value-type="string" calcext:value-type="string">
            <text:p>Total Supply </text:p>
            <text:p>Reached.</text:p>
          </table:table-cell>
          <table:table-cell table:style-name="ce36" office:value-type="string" calcext:value-type="string">
            <text:p>0.00E-INF</text:p>
          </table:table-cell>
          <table:table-cell table:number-columns-repeated="101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scientific-number number:decimal-places="3" loext:min-decimal-places="3" number:min-integer-digits="1" number:min-exponent-digits="2" loext:exponent-interval="3" loext:forced-exponent-sign="true"/>
    </number:number-style>
    <number:text-style style:name="N124">
      <number:text-content/>
      <number:text>###.#</number:text>
    </number:text-style>
    <number:text-style style:name="N125">
      <number:text-content/>
      <number:text-content/>
      <number:text-content/>
      <number:text>.</number:text>
      <number:text-content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1190.55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123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00/00/0000</text:date>, <text:time style:data-style-name="N2" text:time-value="02:56:13.4580885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1:06:36.240879315</meta:creation-date>
    <dc:date>2019-04-24T03:34:31.258818286</dc:date>
    <meta:editing-duration>PT1H55M3S</meta:editing-duration>
    <meta:editing-cycles>89</meta:editing-cycles>
    <meta:generator>LibreOffice/5.1.6.2$Linux_X86_64 LibreOffice_project/10m0$Build-2</meta:generator>
    <meta:document-statistic meta:table-count="1" meta:cell-count="343" meta:object-count="0"/>
  </office:meta>
</office:document-meta>
</file>